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18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normal" style:font-weight-asian="bold" style:font-size-complex="8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name-complex="Source Code Pro" style:font-size-complex="8.5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name-complex="Source Code Pro" style:font-size-complex="8.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weight-asian="normal" style:font-name-complex="Source Code Pro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style:vertical-align="middle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ext-properties fo:color="#000000" style:font-name="Liberation Sans" style:font-name-asian="Noto Sans CJK SC Regular" style:font-name-complex="FreeSans"/>
    </style:style>
    <style:style style:name="ce15" style:family="table-cell" style:parent-style-name="Default">
      <style:text-properties fo:color="#000000" fo:font-size="8pt" style:font-size-asian="8pt" style:font-size-complex="8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weight-asian="normal" style:font-name-complex="Source Code Pro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weight-asian="normal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font-size-asian="8.5pt" style:font-style-complex="normal" style:font-name-complex="Source Code Pro" style:font-name="Source Code Pro" fo:font-size="8.5pt" fo:font-weight="bold" fo:font-style="normal" style:font-name-asian="Source Code Pro" style:font-size-complex="8.5pt" style:font-weight-asian="bold" style:font-weight-complex="bold" style:font-style-asian="normal" fo:color="#cc7832"/>
    </style:style>
    <style:style style:name="T2" style:family="text">
      <style:text-properties style:font-size-asian="8.5pt" style:font-style-complex="normal" style:font-name-complex="Source Code Pro" style:font-name="Source Code Pro" fo:font-size="8.5pt" fo:font-style="normal" style:font-name-asian="Source Code Pro" style:font-size-complex="8.5pt" style:font-style-asian="normal" style:font-weight-complex="normal" style:font-weight-asian="normal" fo:color="#a9b7c6" fo:font-weight="normal"/>
    </style:style>
    <style:style style:name="T3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style:font-style-complex="italic" style:font-style-asian="italic" fo:font-style="italic"/>
    </style:style>
    <style:style style:name="T4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cc7832" fo:font-style="normal" style:font-style-complex="normal" style:font-style-asian="normal"/>
    </style:style>
    <style:style style:name="T5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fo:font-style="italic" style:font-style-asian="italic" style:font-style-complex="italic"/>
    </style:style>
    <style:style style:name="T6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a9b7c6" fo:font-style="normal" style:font-style-asian="normal" style:font-style-complex="normal"/>
    </style:style>
    <style:style style:name="T7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b9bcd1"/>
    </style:style>
    <style:style style:name="T8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cc7832"/>
    </style:style>
    <style:style style:name="T9" style:family="text">
      <style:text-properties fo:color="#cc7832" fo:font-style="normal" style:font-weight-asian="bold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bold" fo:font-weight="bold"/>
    </style:style>
    <style:style style:name="T10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color="#b5b6e3" style:font-weight-asian="normal" fo:font-weight="normal"/>
    </style:style>
    <style:style style:name="T11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a9b7c6"/>
    </style:style>
    <style:style style:name="T12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b9bcd1"/>
    </style:style>
    <style:style style:name="T13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9373a5"/>
    </style:style>
    <style:style style:name="T14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cc7832"/>
    </style:style>
    <style:style style:name="T15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fo:color="#cc7832" fo:font-weight="bold" style:font-weight-complex="bold" style:font-weight-asian="bold"/>
    </style:style>
    <style:style style:name="T16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fo:color="#9373a5" style:font-weight-complex="normal" fo:font-weight="normal" style:font-weight-asian="normal"/>
    </style:style>
    <style:style style:name="T17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cc7832"/>
    </style:style>
    <style:style style:name="T18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b9bcd1"/>
    </style:style>
    <style:style style:name="T19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9373a5"/>
    </style:style>
    <style:style style:name="T20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908b25"/>
    </style:style>
    <style:style style:name="T21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a9b7c6"/>
    </style:style>
    <style:style style:name="T22" style:family="text">
      <style:text-properties style:font-weight-asian="bold" style:font-weight-complex="bold"/>
    </style:style>
    <style:style style:name="T23" style:family="text">
      <style:text-properties style:font-name-asian="Noto Sans CJK SC Regular" style:font-name-complex="FreeSans"/>
    </style:style>
    <style:style style:name="T24" style:family="text">
      <style:text-properties fo:color="#a9b7c6"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25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26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 fo:color="#cc7832"/>
    </style:style>
    <style:style style:name="T27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9876aa" fo:font-style="italic" style:font-style-asian="italic" style:font-style-complex="italic"/>
    </style:style>
    <style:style style:name="T28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a9b7c6" fo:font-style="normal" style:font-style-asian="normal" style:font-style-complex="normal"/>
    </style:style>
    <style:style style:name="T29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font-style="normal" style:font-style-asian="normal" style:font-style-complex="normal" fo:color="#cc7832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Globální proměnné operandů pro generování instrukcí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InstrOperand operand1; tInstrOperand operand2; tInstrOperand operand3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typedef enum </text:span><text:span text:style-name="T2">{ </text:span><text:span text:style-name="T3">F_LF</text:span><text:span text:style-name="T4">, </text:span><text:span text:style-name="T5">F_TF, F_DEFAULT</text:span><text:span text:style-name="T6">}</text:span><text:span text:style-name="T7">FRAME</text:span><text:span text:style-name="T8">;</text:span>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typedef enum { INPUT_INT, INPUT_DOUBLE, INPUT_STRING, INPUT_DEFAULT}INPUTTYPE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3" table:number-rows-spanned="1">
            <text:p><text:span text:style-name="T9">typedef struct </text:span><text:span text:style-name="T10">instr_operand</text:span><text:span text:style-name="T11">{</text:span><text:span text:style-name="T12">string </text:span><text:span text:style-name="T13">value</text:span><text:span text:style-name="T14">;    </text:span><text:span text:style-name="T15">int </text:span><text:span text:style-name="T16">token_type</text:span><text:span text:style-name="T17">;    </text:span><text:span text:style-name="T18">FRAME </text:span><text:span text:style-name="T19">frame</text:span><text:span text:style-name="T17">;    </text:span><text:span text:style-name="T20">bool </text:span><text:span text:style-name="T19">isTMP</text:span><text:span text:style-name="T17">;    </text:span><text:span text:style-name="T20">bool </text:span><text:span text:style-name="T19">isLabel</text:span><text:span text:style-name="T17">;    </text:span><text:span text:style-name="T20">bool </text:span><text:span text:style-name="T19">isScope</text:span><text:span text:style-name="T17">; INPUTTYPE inputType</text:span><text:span text:style-name="T21">}</text:span><text:span text:style-name="T18">tInstrOperand</text:span><text:span text:style-name="T17">;</text:span>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3" table:number-rows-spanned="1">
            <text:p>Vložení hodnot do operand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initOperand(operand, <text:s/>value, <text:s/>type, <text:s/>frame, <text:s/>isTMP, <text:s/>isLabel, <text:s/>isScope, <text:s/>inputtype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operand = initOperand(operand, string.value, sIdentificator, F_DEFAULT, false, false, false, I_DEFAULT)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2" table:number-rows-spanned="1">
            <text:p>Začátek generování instrukcí</text:p>
          </table:table-cell>
          <table:covered-table-cell/>
          <table:table-cell table:number-columns-repeated="1022"/>
        </table:table-row>
        <table:table-row table:style-name="ro1">
          <table:table-cell table:style-name="ce9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 calcext:value-type="string">
            <text:p>DEFVAR <text:a xlink:href="mailto:GF@tmp" xlink:type="simple">GF@tmp</text:a>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 table:number-columns-spanned="1" table:number-rows-spanned="3">
            <text:p>Scope</text:p>
          </table:table-cell>
          <table:table-cell office:value-type="string" calcext:value-type="string">
            <text:p>LABEL $$scop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CREATE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CREATE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PUSHFRAME</text:p>
          </table:table-cell>
          <table:table-cell table:style-name="ce17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USH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1" table:number-rows-spanned="2">
            <text:p>End Scope</text:p>
          </table:table-cell>
          <table:table-cell office:value-type="string" calcext:value-type="string">
            <text:p>POP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OP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$endscop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proměnným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Dim a As Integer</text:p>
          </table:table-cell>
          <table:table-cell office:value-type="string" calcext:value-type="string">
            <text:p>DEFVAR LF@a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LF@a" xlink:type="simple">LF@a</text:a> <text:a xlink:href="mailto:int@1" xlink:type="simple">int@1</text:a></text:p>
          </table:table-cell>
          <table:table-cell table:style-name="ce16" office:value-type="string" calcext:value-type="string">
            <text:p>writeInstructionTwoOperands(&amp;instList, I_MOVE, operand1,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LF@a <text:a xlink:href="mailto:LF@b" xlink:type="simple">LF@b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  <table:table-cell table:style-name="ce16" office:value-type="string" calcext:value-type="string">
            <text:p>writeInstructionOneOperand(&amp;instList, I_WRITE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  <table:table-cell table:style-name="ce16" office:value-type="string" calcext:value-type="string">
            <text:p>writeInstructionOneOperand(&amp;instList, I_DPRINT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<text:a xlink:href="mailto:LF@a" xlink:type="simple">LF@a</text:a> int</text:p>
          </table:table-cell>
          <table:table-cell table:style-name="ce16" office:value-type="string" calcext:value-type="string">
            <text:p>writeInstructionOneOperand(&amp;instList, I_READ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LF@vysl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MUL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LF@vysl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ADD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SUB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DIV, operand1, operand2, operand3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I<text:span text:style-name="T22">F / WHILE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13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condition (n &lt; 0)</text:p>
          </table:table-cell>
          <table:table-cell office:value-type="string" calcext:value-type="string">
            <text:p>LT <text:a xlink:href="mailto:GF@tmp" xlink:type="simple">GF@tmp</text:a> <text:a xlink:href="mailto:GF@n" xlink:type="simple">GF@n</text:a><text:a xlink:href="mailto:int@0" xlink:type="simple">int@0</text:a></text:p>
          </table:table-cell>
          <table:table-cell table:style-name="ce16" office:value-type="string" calcext:value-type="string">
            <text:p>writeInstructionTwoOperands(&amp;instList, I_LT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  <table:table-cell table:style-name="ce16" office:value-type="string" calcext:value-type="string">
            <text:p>writeInstructionThreeOperands(&amp;instList, I_JUMPIFEQ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1" table:number-rows-spanned="2">
            <text:p>Else</text:p>
          </table:table-cell>
          <table:table-cell office:value-type="string" calcext:value-type="string">
            <text:p>JUMP $endif</text:p>
          </table:table-cell>
          <table:table-cell table:style-name="ce16" office:value-type="string" calcext:value-type="string">
            <text:p>writeInstructionOneOperand(&amp;instList, I_JUMP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els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 else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o While a &lt;&gt; x</text:p>
          </table:table-cell>
          <table:table-cell office:value-type="string" calcext:value-type="string">
            <text:p>LABEL $dowhil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JUMPIFEQ $loop <text:a xlink:href="mailto:LF@a" xlink:type="simple">LF@a</text:a> <text:a xlink:href="mailto:LF@x" xlink:type="simple">LF@x</text:a></text:p>
          </table:table-cell>
          <table:table-cell table:style-name="ce16" office:value-type="string" calcext:value-type="string">
            <text:p>writeInstructionThreeOperands(&amp;instList, I_JUMPIFEQ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  <table:table-cell table:style-name="ce16" office:value-type="string" calcext:value-type="string">
            <text:p>writeInstructionOneOperand(&amp;instList, I_JUMP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loop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řetězc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LF@s1 string@Toto\032je\032text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LF@s2 LF@s1 string@,\032plus\032dalsi</text:p>
          </table:table-cell>
          <table:table-cell table:style-name="ce16" office:value-type="string" calcext:value-type="string">
            <text:p>writeInstructionThreeOperands(&amp;instList, I_CONCAT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LF@s1len LF@s1</text:p>
          </table:table-cell>
          <table:table-cell table:style-name="ce16" office:value-type="string" calcext:value-type="string">
            <text:p>writeInstructionTwoOperands(&amp;instList, I_SRTLEN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LF@char LF@s2 <text:a xlink:href="mailto:LF@index" xlink:type="simple">LF@index</text:a></text:p>
          </table:table-cell>
          <table:table-cell table:style-name="ce16" office:value-type="string" calcext:value-type="string">
            <text:p>writeInstructionThreeOperands(&amp;instList, I_GETCHAR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meň znak na pozici</text:p>
          </table:table-cell>
          <table:table-cell table:style-name="ce14" office:value-type="string" calcext:value-type="string">
            <text:p><text:span text:style-name="T23">SETCHAR LF@char LF@s2 </text:span><text:span text:style-name="T23"><text:a xlink:href="mailto:LF@index" xlink:type="simple">LF@index</text:a></text:span></text:p>
          </table:table-cell>
          <table:table-cell table:style-name="ce16" office:value-type="string" calcext:value-type="string">
            <text:p>writeInstructionThreeOperands(&amp;instList, I_SETCHAR, operand1, operand2, operand3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funkcemi (rámci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all function =&gt; vysl = func(a, b, c)</text:p>
          </table:table-cell>
          <table:table-cell office:value-type="string" calcext:value-type="string">
            <text:p>CREATE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CREATE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LF@a" xlink:type="simple">LF@a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LF@b" xlink:type="simple">LF@b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MOVE <text:a xlink:href="mailto:TF@c" xlink:type="simple">TF@c</text:a> <text:a xlink:href="mailto:LF@c" xlink:type="simple">LF@c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 $func</text:p>
          </table:table-cell>
          <table:table-cell table:style-name="ce16" office:value-type="string" calcext:value-type="string">
            <text:p>writeInstructionOneOperand(&amp;instList, I_CALL,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LF@vysl" xlink:type="simple">LF@vysl</text:a> TF@%retval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ining function =&gt; Function $func</text:p>
          </table:table-cell>
          <table:table-cell office:value-type="string" calcext:value-type="string">
            <text:p>LABEL $function_func</text:p>
          </table:table-cell>
          <table:table-cell table:style-name="ce16" office:value-type="string" calcext:value-type="string">
            <text:p>writeInstructionOneOperand(&amp;instList, I_LABEL,operand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USH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LF@%retval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POP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OP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RETURN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$endfunction_func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SUBSTR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SubStr(s2, s1len, 4)</text:p>
          </table:table-cell>
          <table:table-cell office:value-type="string" calcext:value-type="string">
            <text:p>LABEL $substr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ATE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CREATE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GF@tmp string@\00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TF@substr_char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TF@substr_string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TF@substr_index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TF@substr_shift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TF@substr_string LF@s2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TF@substr_index LF@s1len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TF@substr_shift int@4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USH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$do_substr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ETCHAR LF@substr_char LF@substr_string LF@substr_index</text:p>
          </table:table-cell>
          <table:table-cell table:style-name="ce16" office:value-type="string" calcext:value-type="string">
            <text:p>writeInstructionThreeOperands(&amp;instList, I_GETCHAR, operand1, operand2, operand3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 LF@substr_index LF@substr_index int@1</text:p>
          </table:table-cell>
          <table:table-cell table:style-name="ce16" office:value-type="string" calcext:value-type="string">
            <text:p>writeInstructionThreeOperands(&amp;instList, I_ADD, operand1, operand2, operand3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CAT GF@tmp GF@tmp LF@substr_char</text:p>
          </table:table-cell>
          <table:table-cell table:style-name="ce16" office:value-type="string" calcext:value-type="string">
            <text:p>writeInstructionThreeOperands(&amp;instList, I_CONCAT, operand1, operand2, operand3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 GF@substr_shift GF@substr_shift int@1</text:p>
          </table:table-cell>
          <table:table-cell table:style-name="ce16" office:value-type="string" calcext:value-type="string">
            <text:p>writeInstructionThreeOperands(&amp;instList, I_SUB, operand1, operand2, operand3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UMPIFNEQ $do_substr LF@substr_shift <text:a xlink:href="mailto:int@0" xlink:type="simple">int@0</text:a></text:p>
          </table:table-cell>
          <table:table-cell table:style-name="ce16" office:value-type="string" calcext:value-type="string">
            <text:p>writeInstructionThreeOperands(&amp;instList, I_JUMPIFNEQ, operand1, operand2, operand3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P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OP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$endsubstr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 = SubStr(s2, s1len, 4)</text:p>
          </table:table-cell>
          <table:table-cell office:value-type="string" calcext:value-type="string">
            <text:p>MOVE LF@s1 GF@tmp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.00.0000</text:date>, <text:time style:data-style-name="N2" text:time-value="19:38:39.02037765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22T13:13:40.346757527</dc:date>
    <meta:editing-duration>P1DT5H33M12S</meta:editing-duration>
    <meta:editing-cycles>91</meta:editing-cycles>
    <meta:document-statistic meta:table-count="1" meta:cell-count="191" meta:object-count="0"/>
  </office:meta>
</office:document-meta>
</file>